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8.3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5eb91e" style:text-align-source="fix" style:repeat-content="false" fo:border="0.99pt ridge #000000"/>
      <style:paragraph-properties fo:text-align="center" fo:margin-left="0cm"/>
    </style:style>
    <style:style style:name="ce6" style:family="table-cell" style:parent-style-name="Default">
      <style:table-cell-properties fo:background-color="#5eb91e" style:text-align-source="fix" style:repeat-content="false" fo:border="0.99pt ridge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a7500" style:text-align-source="fix" style:repeat-content="false" fo:border="0.99pt ridge #000000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d4c05" style:text-align-source="fix" style:repeat-content="false" fo:border="0.99pt ridge #000000"/>
      <style:paragraph-properties fo:text-align="center" fo:margin-left="0cm"/>
    </style:style>
    <style:style style:name="ce12" style:family="table-cell" style:parent-style-name="Default">
      <style:table-cell-properties fo:background-color="#5b277d" style:text-align-source="fix" style:repeat-content="false" fo:border="0.99pt ridge #000000"/>
      <style:paragraph-properties fo:text-align="center" fo:margin-left="0cm"/>
    </style:style>
    <style:style style:name="ce8" style:family="table-cell" style:parent-style-name="Default">
      <style:table-cell-properties fo:background-color="#50938a" style:text-align-source="fix" style:repeat-content="false" fo:border="0.99pt ridge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99pt ridge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edce6" fo:border="0.06pt solid #000000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dee6ef" fo:border="0.06pt solid 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ce15"/>
        <table:table-column table:style-name="co1" table:number-columns-repeated="9" table:default-cell-style-name="ce15"/>
        <table:table-column table:style-name="co1" table:default-cell-style-name="Default"/>
        <table:table-column table:style-name="co1" table:default-cell-style-name="ce18"/>
        <table:table-column table:style-name="co1" table:number-columns-repeated="6" table:default-cell-style-name="ce20"/>
        <table:table-column table:style-name="co1" table:default-cell-style-name="ce18"/>
        <table:table-column table:style-name="co1" table:number-columns-repeated="2" table:default-cell-style-name="ce20"/>
        <table:table-column table:style-name="co3" table:default-cell-style-name="ce18"/>
        <table:table-column table:style-name="co4" table:default-cell-style-name="ce18"/>
        <table:table-column table:style-name="co1" table:number-columns-repeated="3" table:default-cell-style-name="ce18"/>
        <table:table-column table:style-name="co5" table:default-cell-style-name="ce18"/>
        <table:table-column table:style-name="co1" table:number-columns-repeated="3" table:default-cell-style-name="ce18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ce18"/>
        <table:table-row table:style-name="ro1" table:number-rows-repeated="8">
          <table:table-cell table:number-columns-repeated="16"/>
          <table:table-cell table:style-name="Default" table:number-columns-repeated="10"/>
          <table:table-cell/>
          <table:table-cell table:style-name="Default" table:number-columns-repeated="19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6"/>
          <table:table-cell table:style-name="ce1" table:number-columns-repeated="10"/>
          <table:table-cell table:style-name="Default" table:number-columns-repeated="10"/>
          <table:table-cell/>
          <table:table-cell table:style-name="Default" table:number-columns-repeated="19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R-type</text:p>
          </table:table-cell>
          <table:covered-table-cell table:style-name="ce1"/>
          <table:table-cell table:style-name="ce1" table:number-columns-repeated="4"/>
          <table:table-cell table:style-name="Default" table:number-columns-repeated="10"/>
          <table:table-cell/>
          <table:table-cell table:style-name="Default" table:number-columns-repeated="19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8"/>
          <table:table-cell table:style-name="Default"/>
          <table:table-cell/>
          <table:table-cell table:style-name="ce15" table:number-columns-repeated="7"/>
          <table:table-cell table:style-name="Default" table:number-columns-repeated="13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>
            <text:p>FN7</text:p>
          </table:table-cell>
          <table:table-cell table:style-name="ce7" office:value-type="string" calcext:value-type="string">
            <text:p>RS2</text:p>
          </table:table-cell>
          <table:table-cell table:style-name="ce11" office:value-type="string" calcext:value-type="string">
            <text:p>RS1</text:p>
          </table:table-cell>
          <table:table-cell table:style-name="ce12" office:value-type="string" calcext:value-type="string">
            <text:p>FN3</text:p>
          </table:table-cell>
          <table:table-cell table:style-name="ce8" office:value-type="string" calcext:value-type="string">
            <text:p>RD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FN3</text:p>
          </table:table-cell>
          <table:table-cell office:value-type="string" calcext:value-type="string">
            <text:p>FN7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table:style-name="ce17"/>
          <table:table-cell table:style-name="ce19" office:value-type="string" calcext:value-type="string">
            <text:p>OP</text:p>
          </table:table-cell>
          <table:table-cell table:style-name="ce19" office:value-type="string" calcext:value-type="string">
            <text:p>FN3</text:p>
          </table:table-cell>
          <table:table-cell table:style-name="ce19" office:value-type="string" calcext:value-type="string">
            <text:p>FN7</text:p>
          </table:table-cell>
          <table:table-cell table:style-name="ce19" office:value-type="string" calcext:value-type="string">
            <text:p>INSTR</text:p>
          </table:table-cell>
          <table:table-cell table:style-name="ce19" office:value-type="string" calcext:value-type="string">
            <text:p>ALU-EN</text:p>
          </table:table-cell>
          <table:table-cell table:style-name="ce19" office:value-type="string" calcext:value-type="string">
            <text:p>ALU-OP</text:p>
          </table:table-cell>
          <table:table-cell table:style-name="ce17"/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ALU-OP</text:p>
          </table:table-cell>
          <table:table-cell table:style-name="ce17" office:value-type="string" calcext:value-type="string">
            <text:p>ALU-SEL</text:p>
          </table:table-cell>
          <table:table-cell table:style-name="ce17" office:value-type="string" calcext:value-type="string">
            <text:p>WB SRC</text:p>
          </table:table-cell>
          <table:table-cell table:style-name="ce17" office:value-type="string" calcext:value-type="string">
            <text:p>WB_SEL</text:p>
          </table:table-cell>
          <table:table-cell table:style-name="ce17" office:value-type="string" calcext:value-type="string">
            <text:p>BRANCH</text:p>
          </table:table-cell>
          <table:table-cell table:style-name="ce17" office:value-type="string" calcext:value-type="string">
            <text:p>BRANCH_EN</text:p>
          </table:table-cell>
          <table:table-cell table:style-name="ce17" office:value-type="string" calcext:value-type="string">
            <text:p>BRANCH_SEL</text:p>
          </table:table-cell>
          <table:table-cell table:style-name="ce17" office:value-type="string" calcext:value-type="string">
            <text:p>IMM-TYPE</text:p>
          </table:table-cell>
          <table:table-cell table:style-name="ce17" office:value-type="string" calcext:value-type="string">
            <text:p>IMM-SEL</text:p>
          </table:table-cell>
          <table:table-cell table:style-name="ce21" office:value-type="string" calcext:value-type="string">
            <text:p>WB-EN</text:p>
          </table:table-cell>
          <table:table-cell table:number-columns-repeated="3"/>
          <table:table-cell table:style-name="ce17" office:value-type="string" calcext:value-type="string">
            <text:p>MICROCODE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8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I-type</text:p>
          </table:table-cell>
          <table:covered-table-cell table:style-name="ce1"/>
          <table:table-cell table:style-name="ce1" table:number-columns-repeated="4"/>
          <table:table-cell office:value-type="string" calcext:value-type="string">
            <text:p>ALU-type</text:p>
          </table:table-cell>
          <table:table-cell office:value-type="string" calcext:value-type="string">
            <text:p>'0X10011’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'0110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L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0001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16];[.AL16];[.AN16];[.AP16];[.AQ16];[.AS16];[.AT16])" office:value-type="string" office:string-value="0'00000000’'000000’'0’'0000000’'0001’'0’" calcext:value-type="string">
            <text:p>0'00000000’'000000’'0’'0000000’'0001’'0’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office:value-type="string" calcext:value-type="string">
            <text:p>'_0_____’</text:p>
          </table:table-cell>
          <table:table-cell table:style-name="Default"/>
          <table:table-cell table:number-columns-repeated="5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'0010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0001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17];[.AL17];[.AN17];[.AP17];[.AQ17];[.AS17];[.AT17])" office:value-type="string" office:string-value="0'00000000’'000000’'0’'0000000’'0001’'0’" calcext:value-type="string">
            <text:p>0'00000000’'000000’'0’'0000000’'0001’'0’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6" office:value-type="string" calcext:value-type="string" table:number-columns-spanned="2" table:number-rows-spanned="1">
            <text:p>IMM[11:0]</text:p>
          </table:table-cell>
          <table:covered-table-cell table:style-name="ce7"/>
          <table:table-cell table:style-name="ce11" office:value-type="string" calcext:value-type="string">
            <text:p>RS1</text:p>
          </table:table-cell>
          <table:table-cell table:style-name="ce12" office:value-type="string" calcext:value-type="string">
            <text:p>FN3</text:p>
          </table:table-cell>
          <table:table-cell table:style-name="ce8" office:value-type="string" calcext:value-type="string">
            <text:p>RD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00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4"/>
          <table:table-cell office:value-type="string" calcext:value-type="string">
            <text:p>'1101111’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01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'001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18];[.AL18];[.AN18];[.AP18];[.AQ18];[.AS18];[.AT18])" office:value-type="string" office:string-value="0'00000000’'000000’'1’'0000001’'0010’'0’" calcext:value-type="string">
            <text:p>0'00000000’'000000’'1’'0000001’'0010’'0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01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4"/>
          <table:table-cell office:value-type="string" calcext:value-type="string">
            <text:p>'11001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JA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'01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01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1’</text:p>
          </table:table-cell>
          <table:table-cell table:number-columns-repeated="3"/>
          <table:table-cell table:formula="of:=CONCATENATE([.AG19];[.AL19];[.AN19];[.AP19];[.AQ19];[.AS19];[.AT19])" office:value-type="string" office:string-value="0'00000000’'010000’'1’'0000001’'0100’'1’" calcext:value-type="string">
            <text:p>0'00000000’'010000’'1’'0000001’'0100’'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01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4"/>
          <table:table-cell office:value-type="string" calcext:value-type="string">
            <text:p>'11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01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0];[.AL20];[.AN20];[.AP20];[.AQ20];[.AS20];[.AT20])" office:value-type="string" office:string-value="1'10000000’'000000’'1’'0000010’'1000’'0’" calcext:value-type="string">
            <text:p>1'10000000’'000000’'1’'0000010’'1000’'0’</text:p>
          </table:table-cell>
        </table:table-row>
        <table:table-row table:style-name="ro1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S-type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office:value-type="string" calcext:value-type="string">
            <text:p>'10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NEQ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1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1];[.AL21];[.AN21];[.AP21];[.AQ21];[.AS21];[.AT21])" office:value-type="string" office:string-value="1'10000000’'000000’'1’'0000100’'1000’'0’" calcext:value-type="string">
            <text:p>1'10000000’'000000’'1’'0000100’'1000’'0’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11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B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1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2];[.AL22];[.AN22];[.AP22];[.AQ22];[.AS22];[.AT22])" office:value-type="string" office:string-value="1'10000000’'000000’'1’'0001000’'1000’'0’" calcext:value-type="string">
            <text:p>1'10000000’'000000’'1’'0001000’'1000’'0’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6" office:value-type="string" calcext:value-type="string">
            <text:p>IMM[11:5]</text:p>
          </table:table-cell>
          <table:table-cell table:style-name="ce7" office:value-type="string" calcext:value-type="string">
            <text:p>RS2</text:p>
          </table:table-cell>
          <table:table-cell table:style-name="ce11" office:value-type="string" calcext:value-type="string">
            <text:p>RS1</text:p>
          </table:table-cell>
          <table:table-cell table:style-name="ce12" office:value-type="string" calcext:value-type="string">
            <text:p>FN3</text:p>
          </table:table-cell>
          <table:table-cell table:style-name="ce8" office:value-type="string" calcext:value-type="string">
            <text:p>IMM[4:0]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11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1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3];[.AL23];[.AN23];[.AP23];[.AQ23];[.AS23];[.AT23])" office:value-type="string" office:string-value="1'10000000’'000000’'1’'0010000’'1000’'0’" calcext:value-type="string">
            <text:p>1'10000000’'000000’'1’'0010000’'1000’'0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001’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 table:number-columns-repeated="6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BL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1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4];[.AL24];[.AN24];[.AP24];[.AQ24];[.AS24];[.AT24])" office:value-type="string" office:string-value="1'10000000’'000000’'1’'0100000’'1000’'0’" calcext:value-type="string">
            <text:p>1'10000000’'000000’'1’'0100000’'1000’'0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101’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 table:number-columns-repeated="6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BG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5];[.AL25];[.AN25];[.AP25];[.AQ25];[.AS25];[.AT25])" office:value-type="string" office:string-value="1'10000000’'000000’'1’'1000000’'1000’'0’" calcext:value-type="string">
            <text:p>1'10000000’'000000’'1’'1000000’'1000’'0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101’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mt</text:p>
          </table:table-cell>
          <table:table-cell table:number-columns-repeated="5"/>
          <table:table-cell office:value-type="string" calcext:value-type="string">
            <text:p>'00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6];[.AL26];[.AN26];[.AP26];[.AQ26];[.AS26];[.AT26])" office:value-type="string" office:string-value="1'00000001’'100000’'0’'0000000’'0100’'0’" calcext:value-type="string">
            <text:p>1'00000001’'100000’'0’'0000000’'0100’'0’</text:p>
          </table:table-cell>
        </table:table-row>
        <table:table-row table:style-name="ro2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<text:span text:style-name="T1">U</text:span>-type</text:p>
          </table:table-cell>
          <table:covered-table-cell table:style-name="ce1"/>
          <table:table-cell table:style-name="ce1" table:number-columns-repeated="4"/>
          <table:table-cell/>
          <table:table-cell office:value-type="string" calcext:value-type="string">
            <text:p>'_1_____’</text:p>
          </table:table-cell>
          <table:table-cell table:number-columns-repeated="6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7];[.AL27];[.AN27];[.AP27];[.AQ27];[.AS27];[.AT27])" office:value-type="string" office:string-value="1'00000001’'100000’'0’'0000000’'0100’'0’" calcext:value-type="string">
            <text:p>1'00000001’'100000’'0’'0000000’'0100’'0’</text:p>
          </table:table-cell>
        </table:table-row>
        <table:table-row table:style-name="ro1">
          <table:table-cell table:number-columns-repeated="6"/>
          <table:table-cell table:style-name="ce1" table:number-columns-repeated="4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00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8];[.AL28];[.AN28];[.AP28];[.AQ28];[.AS28];[.AT28])" office:value-type="string" office:string-value="1'00000001’'100000’'0’'0000000’'0100’'0’" calcext:value-type="string">
            <text:p>1'00000001’'100000’'0’'0000000’'0100’'0’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6" office:value-type="string" calcext:value-type="string" table:number-columns-spanned="4" table:number-rows-spanned="1">
            <text:p>IMM[31:12]</text:p>
          </table:table-cell>
          <table:covered-table-cell table:style-name="ce7" office:value-type="string" calcext:value-type="string">
            <text:p>RS2</text:p>
          </table:covered-table-cell>
          <table:covered-table-cell table:style-name="ce11" office:value-type="string" calcext:value-type="string">
            <text:p>RS1</text:p>
          </table:covered-table-cell>
          <table:covered-table-cell table:style-name="ce12" office:value-type="string" calcext:value-type="string">
            <text:p>FN3</text:p>
          </table:covered-table-cell>
          <table:table-cell table:style-name="ce8" office:value-type="string" calcext:value-type="string">
            <text:p>RD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000’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L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29];[.AL29];[.AN29];[.AP29];[.AQ29];[.AS29];[.AT29])" office:value-type="string" office:string-value="1'00000001’'100000’'0’'0000000’'0100’'0’" calcext:value-type="string">
            <text:p>1'00000001’'100000’'0’'0000000’'0100’'0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00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L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1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30];[.AL30];[.AN30];[.AP30];[.AQ30];[.AS30];[.AT30])" office:value-type="string" office:string-value="1'00000001’'100000’'0’'0000000’'0100’'0’" calcext:value-type="string">
            <text:p>1'00000001’'100000’'0’'0000000’'0100’'0’</text:p>
          </table:table-cell>
        </table:table-row>
        <table:table-row table:style-name="ro1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B-type</text:p>
          </table:table-cell>
          <table:covered-table-cell table:style-name="ce1"/>
          <table:table-cell table:style-name="ce1" table:number-columns-repeated="4"/>
          <table:table-cell/>
          <table:table-cell table:style-name="Default"/>
          <table:table-cell office:value-type="string" calcext:value-type="string">
            <text:p>'01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5"/>
          <table:table-cell office:value-type="string" calcext:value-type="string">
            <text:p>'010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1];[.AL31];[.AN31];[.AP31];[.AQ31];[.AS31];[.AT31])" office:value-type="string" office:string-value="1'00000001’'000010’'0’'0000000’'1000’‘1’" calcext:value-type="string">
            <text:p>1'00000001’'000010’'0’'0000000’'1000’‘1’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01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2];[.AL32];[.AN32];[.AP32];[.AQ32];[.AS32];[.AT32])" office:value-type="string" office:string-value="1'00000001’'000010’'0’'0000000’'1000’‘1’" calcext:value-type="string">
            <text:p>1'00000001’'000010’'0’'0000000’'1000’‘1’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6" office:value-type="string" calcext:value-type="string">
            <text:p>12,IMM[10:5]</text:p>
          </table:table-cell>
          <table:table-cell table:style-name="ce7" office:value-type="string" calcext:value-type="string">
            <text:p>RS2</text:p>
          </table:table-cell>
          <table:table-cell table:style-name="ce11" office:value-type="string" calcext:value-type="string">
            <text:p>RS1</text:p>
          </table:table-cell>
          <table:table-cell table:style-name="ce12" office:value-type="string" calcext:value-type="string">
            <text:p>FN3</text:p>
          </table:table-cell>
          <table:table-cell table:style-name="ce8" office:value-type="string" calcext:value-type="string">
            <text:p>IMM[4:1],11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10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00001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3];[.AL33];[.AN33];[.AP33];[.AQ33];[.AS33];[.AT33])" office:value-type="string" office:string-value="1'00000001’'000010’'0’'0000000’'1000’‘1’" calcext:value-type="string">
            <text:p>1'00000001’'000010’'0’'0000000’'1000’‘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string" calcext:value-type="string">
            <text:p>'10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5"/>
          <table:table-cell office:value-type="string" calcext:value-type="string">
            <text:p>'00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4];[.AL34];[.AN34];[.AP34];[.AQ34];[.AS34];[.AT34])" office:value-type="string" office:string-value="1'00000001’'000100’'0’'0000000’'0100’‘1’" calcext:value-type="string">
            <text:p>1'00000001’'000100’'0’'0000000’'0100’‘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5];[.AL35];[.AN35];[.AP35];[.AQ35];[.AS35];[.AT35])" office:value-type="string" office:string-value="1'00000001’'001000’'0’'0000000’'0100’‘1’" calcext:value-type="string">
            <text:p>1'00000001’'001000’'0’'0000000’'0100’‘1’</text:p>
          </table:table-cell>
        </table:table-row>
        <table:table-row table:style-name="ro2">
          <table:table-cell table:number-columns-repeated="6"/>
          <table:table-cell table:style-name="ce1" table:number-columns-repeated="4"/>
          <table:table-cell table:style-name="ce5" office:value-type="string" calcext:value-type="string" table:number-columns-spanned="2" table:number-rows-spanned="1">
            <text:p><text:span text:style-name="T1">J</text:span>-type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office:value-type="string" calcext:value-type="string">
            <text:p>'110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011’</text:p>
          </table:table-cell>
          <table:table-cell/>
          <table:table-cell office:value-type="string" calcext:value-type="string">
            <text:p>SLT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6];[.AL36];[.AN36];[.AP36];[.AQ36];[.AS36];[.AT36])" office:value-type="string" office:string-value="1'10000000’'001000’'0’'0000000’'0100’‘1’" calcext:value-type="string">
            <text:p>1'10000000’'001000’'0’'0000000’'0100’‘1’</text:p>
          </table:table-cell>
        </table:table-row>
        <table:table-row table:style-name="ro1">
          <table:table-cell table:number-columns-repeated="6"/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'111’</text:p>
          </table:table-cell>
          <table:table-cell table:number-columns-repeated="3"/>
          <table:table-cell office:value-type="string" calcext:value-type="string">
            <text:p>reg</text:p>
          </table:table-cell>
          <table:table-cell table:number-columns-repeated="6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X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7];[.AL37];[.AN37];[.AP37];[.AQ37];[.AS37];[.AT37])" office:value-type="string" office:string-value="1'00000010’'000100’'0’'0000000’'0100’‘1’" calcext:value-type="string">
            <text:p>1'00000010’'000100’'0’'0000000’'0100’‘1’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style-name="ce6" office:value-type="string" calcext:value-type="string" table:number-columns-spanned="4" table:number-rows-spanned="1">
            <text:p>20,IMM[10:1],11,IMM[19:12]</text:p>
          </table:table-cell>
          <table:covered-table-cell table:style-name="ce7" office:value-type="string" calcext:value-type="string">
            <text:p>RS2</text:p>
          </table:covered-table-cell>
          <table:covered-table-cell table:style-name="ce11" office:value-type="string" calcext:value-type="string">
            <text:p>RS1</text:p>
          </table:covered-table-cell>
          <table:covered-table-cell table:style-name="ce12" office:value-type="string" calcext:value-type="string">
            <text:p>FN3</text:p>
          </table:covered-table-cell>
          <table:table-cell table:style-name="ce8" office:value-type="string" calcext:value-type="string">
            <text:p>RD</text:p>
          </table:table-cell>
          <table:table-cell table:style-name="ce9" office:value-type="string" calcext:value-type="string">
            <text:p>OP</text:p>
          </table:table-cell>
          <table:table-cell table:style-name="ce1" table:number-columns-repeated="2"/>
          <table:table-cell table:number-columns-repeated="13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000001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8];[.AL38];[.AN38];[.AP38];[.AQ38];[.AS38];[.AT38])" office:value-type="string" office:string-value="1'00000100’'000100’'0’'0000000’'0100’‘1’" calcext:value-type="string">
            <text:p>1'00000100’'000100’'0’'0000000’'0100’‘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office:value-type="string" calcext:value-type="string">
            <text:p>BRANCH</text:p>
          </table:table-cell>
          <table:table-cell office:value-type="string" calcext:value-type="string">
            <text:p>'1100011’</text:p>
          </table:table-cell>
          <table:table-cell office:value-type="string" calcext:value-type="string">
            <text:p>xxx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'00001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39];[.AL39];[.AN39];[.AP39];[.AQ39];[.AS39];[.AT39])" office:value-type="string" office:string-value="1'00001001’'000100’'0’'0000000’'0100’‘1’" calcext:value-type="string">
            <text:p>1'00001001’'000100’'0’'0000000’'0100’‘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table:number-columns-repeated="13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0];[.AL40];[.AN40];[.AP40];[.AQ40];[.AS40];[.AT40])" office:value-type="string" office:string-value="1'00010000’'000100’'0’'0000000’'0000’‘1’" calcext:value-type="string">
            <text:p>1'00010000’'000100’'0’'0000000’'0000’‘1’</text:p>
          </table:table-cell>
        </table:table-row>
        <table:table-row table:style-name="ro1">
          <table:table-cell table:number-columns-repeated="6"/>
          <table:table-cell table:style-name="ce1" table:number-columns-repeated="10"/>
          <table:table-cell office:value-type="string" calcext:value-type="string">
            <text:p>BEQ</text:p>
          </table:table-cell>
          <table:table-cell/>
          <table:table-cell office:value-type="string" calcext:value-type="string">
            <text:p>'000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5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'001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1];[.AL41];[.AN41];[.AP41];[.AQ41];[.AS41];[.AT41])" office:value-type="string" office:string-value="1'00100000’'000100’'0’'0000000’'0000’‘1’" calcext:value-type="string">
            <text:p>1'00100000’'0001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NE</text:p>
          </table:table-cell>
          <table:table-cell/>
          <table:table-cell office:value-type="string" calcext:value-type="string">
            <text:p>'001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5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'01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2];[.AL42];[.AN42];[.AP42];[.AQ42];[.AS42];[.AT42])" office:value-type="string" office:string-value="1'01000000’'000100’'0’'0000000’'0000’‘1’" calcext:value-type="string">
            <text:p>1'01000000’'0001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LT</text:p>
          </table:table-cell>
          <table:table-cell/>
          <table:table-cell office:value-type="string" calcext:value-type="string">
            <text:p>'100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4"/>
          <table:table-cell office:value-type="string" calcext:value-type="string">
            <text:p>'01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3];[.AL43];[.AN43];[.AP43];[.AQ43];[.AS43];[.AT43])" office:value-type="string" office:string-value="1'00000001’'000100’'0’'0000000’'0000’‘1’" calcext:value-type="string">
            <text:p>1'00000001’'0001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GE</text:p>
          </table:table-cell>
          <table:table-cell/>
          <table:table-cell office:value-type="string" calcext:value-type="string">
            <text:p>'101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5"/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1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4];[.AL44];[.AN44];[.AP44];[.AQ44];[.AS44];[.AT44])" office:value-type="string" office:string-value="1'10000001’'000100’'0’'0000000’'0000’‘1’" calcext:value-type="string">
            <text:p>1'10000001’'0001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LTU</text:p>
          </table:table-cell>
          <table:table-cell table:style-name="Default"/>
          <table:table-cell office:value-type="string" calcext:value-type="string">
            <text:p>'110’</text:p>
          </table:table-cell>
          <table:table-cell table:style-name="Default" table:number-columns-repeated="4"/>
          <table:table-cell office:value-type="string" calcext:value-type="string">
            <text:p>IMM-B</text:p>
          </table:table-cell>
          <table:table-cell table:number-columns-repeated="5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5];[.AL45];[.AN45];[.AP45];[.AQ45];[.AS45];[.AT45])" office:value-type="string" office:string-value="1'00010000’'000100’'0’'0000000’'0000’‘1’" calcext:value-type="string">
            <text:p>1'00010000’'0001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GEU</text:p>
          </table:table-cell>
          <table:table-cell table:style-name="Default"/>
          <table:table-cell office:value-type="string" calcext:value-type="string">
            <text:p>'111’</text:p>
          </table:table-cell>
          <table:table-cell table:style-name="Default" table:number-columns-repeated="4"/>
          <table:table-cell office:value-type="string" calcext:value-type="string">
            <text:p>IMM-B</text:p>
          </table:table-cell>
          <table:table-cell table:number-columns-repeated="5"/>
          <table:table-cell office:value-type="string" calcext:value-type="string">
            <text:p>'010’</text:p>
          </table:table-cell>
          <table:table-cell/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6];[.AL46];[.AN46];[.AP46];[.AQ46];[.AS46];[.AT46])" office:value-type="string" office:string-value="1'00000001’'000100’'0’'0000000’'0000’‘1’" calcext:value-type="string">
            <text:p>1'00000001’'000100’'0’'0000000’'0000’‘1’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'011’</text:p>
          </table:table-cell>
          <table:table-cell/>
          <table:table-cell office:value-type="string" calcext:value-type="string">
            <text:p>SL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7];[.AL47];[.AN47];[.AP47];[.AQ47];[.AS47];[.AT47])" office:value-type="string" office:string-value="1'10000000’'001000’'0’'0000000’'0000’‘1’" calcext:value-type="string">
            <text:p>1'10000000’'001000’'0’'0000000’'0000’‘1’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'100’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001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8];[.AL48];[.AN48];[.AP48];[.AQ48];[.AS48];[.AT48])" office:value-type="string" office:string-value="1'00000000’'001000’'0’'0000000’'0000’‘1’" calcext:value-type="string">
            <text:p>1'00000000’'001000’'0’'0000000’'0000’‘1’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LOAD/STORE</text:p>
          </table:table-cell>
          <table:table-cell office:value-type="string" calcext:value-type="string">
            <text:p>'0X00011’</text:p>
          </table:table-cell>
          <table:table-cell table:number-columns-repeated="11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49];[.AL49];[.AN49];[.AP49];[.AQ49];[.AS49];[.AT49])" office:value-type="string" office:string-value="1'00000000’'000100’'0’'0000000’'0000’‘1’" calcext:value-type="string">
            <text:p>1'00000000’'000100’'0’'0000000’'0000’‘1’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'_0_____’</text:p>
          </table:table-cell>
          <table:table-cell office:value-type="string" calcext:value-type="string">
            <text:p>'000’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'101’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50];[.AL50];[.AN50];[.AP50];[.AQ50];[.AS50];[.AT50])" office:value-type="string" office:string-value="1'00000000’'000100’'0’'0000000’'0000’‘1’" calcext:value-type="string">
            <text:p>1'00000000’'000100’'0’'0000000’'0000’‘1’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'001’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110’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51];[.AL51];[.AN51];[.AP51];[.AQ51];[.AS51];[.AT51])" office:value-type="string" office:string-value="1'00000000’'000100’'0’'0000000’'0000’‘1’" calcext:value-type="string">
            <text:p>1'00000000’'000100’'0’'0000000’'0000’‘1’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'010’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111’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0001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‘1’</text:p>
          </table:table-cell>
          <table:table-cell table:number-columns-repeated="3"/>
          <table:table-cell table:formula="of:=CONCATENATE([.AG52];[.AL52];[.AN52];[.AP52];[.AQ52];[.AS52];[.AT52])" office:value-type="string" office:string-value="1'00000000’'000100’'0’'0000000’'0000’‘1’" calcext:value-type="string">
            <text:p>1'00000000’'000100’'0’'0000000’'0000’‘1’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'100’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table:number-columns-repeated="4"/>
          <table:table-cell office:value-type="string" calcext:value-type="string">
            <text:p>'00011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53];[.AL53];[.AN53];[.AP53];[.AQ53];[.AS53];[.AT53])" office:value-type="string" office:string-value="0'00000000’'000000’'0’'0000000’'0100’'0’" calcext:value-type="string">
            <text:p>0'00000000’'000000’'0’'0000000’'0100’'0’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'101’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table:number-columns-repeated="5"/>
          <table:table-cell office:value-type="string" calcext:value-type="string">
            <text:p>'001’</text:p>
          </table:table-cell>
          <table:table-cell/>
          <table:table-cell office:value-type="string" calcext:value-type="string">
            <text:p>FENC-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54];[.AL54];[.AN54];[.AP54];[.AQ54];[.AS54];[.AT54])" office:value-type="string" office:string-value="0'00000000’'000000’'0’'0000000’'0100’'0’" calcext:value-type="string">
            <text:p>0'00000000’'000000’'0’'0000000’'0100’'0’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'_1_____’</text:p>
          </table:table-cell>
          <table:table-cell table:number-columns-repeated="10"/>
          <table:table-cell office:value-type="string" calcext:value-type="string">
            <text:p>'1110011’</text:p>
          </table:table-cell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EC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55];[.AL55];[.AN55];[.AP55];[.AQ55];[.AS55];[.AT55])" office:value-type="string" office:string-value="0'00000000’'000000’'0’'0000000’'0100’'0’" calcext:value-type="string">
            <text:p>0'00000000’'000000’'0’'0000000’'0100’'0’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'000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'000’</text:p>
          </table:table-cell>
          <table:table-cell/>
          <table:table-cell office:value-type="string" calcext:value-type="string">
            <text:p>EBR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00000’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'0’</text:p>
          </table:table-cell>
          <table:table-cell table:number-columns-repeated="3"/>
          <table:table-cell table:formula="of:=CONCATENATE([.AG56];[.AL56];[.AN56];[.AP56];[.AQ56];[.AS56];[.AT56])" office:value-type="string" office:string-value="0'00000000’'000000’'0’'0000000’'0100’'0’" calcext:value-type="string">
            <text:p>0'00000000’'000000’'0’'0000000’'0100’'0’</text:p>
          </table:table-cell>
        </table:table-row>
        <table:table-row table:style-name="ro1">
          <table:table-cell table:number-columns-repeated="16"/>
          <table:table-cell table:style-name="Default"/>
          <table:table-cell/>
          <table:table-cell office:value-type="string" calcext:value-type="string">
            <text:p>'001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3"/>
          <table:table-cell table:style-name="Default"/>
          <table:table-cell table:style-name="ce15" table:number-columns-repeated="6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table:style-name="Default"/>
          <table:table-cell/>
          <table:table-cell office:value-type="string" calcext:value-type="string">
            <text:p>'010’</text:p>
          </table:table-cell>
          <table:table-cell table:number-columns-repeated="4"/>
          <table:table-cell office:value-type="string" calcext:value-type="string">
            <text:p>IMM-B</text:p>
          </table:table-cell>
          <table:table-cell table:number-columns-repeated="3"/>
          <table:table-cell table:style-name="Default"/>
          <table:table-cell table:style-name="ce15" table:number-columns-repeated="6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26"/>
          <table:table-cell table:style-name="ce15" table:number-columns-repeated="8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LUI</text:p>
          </table:table-cell>
          <table:table-cell office:value-type="string" calcext:value-type="string">
            <text:p>'0110111’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M-U</text:p>
          </table:table-cell>
          <table:table-cell office:value-type="string" calcext:value-type="string">
            <text:p>U</text:p>
          </table:table-cell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AUIPC</text:p>
          </table:table-cell>
          <table:table-cell office:value-type="string" calcext:value-type="string">
            <text:p>'0010111’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M-U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JAL</text:p>
          </table:table-cell>
          <table:table-cell office:value-type="string" calcext:value-type="string">
            <text:p>'1101111’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M-J</text:p>
          </table:table-cell>
          <table:table-cell office:value-type="string" calcext:value-type="string">
            <text:p>J</text:p>
          </table:table-cell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JAL-R</text:p>
          </table:table-cell>
          <table:table-cell office:value-type="string" calcext:value-type="string">
            <text:p>'1100111’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M-I</text:p>
          </table:table-cell>
          <table:table-cell office:value-type="string" calcext:value-type="string">
            <text:p>I</text:p>
          </table:table-cell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/>
          <table:table-cell table:style-name="ce15" table:number-columns-repeated="2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25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SYNC</text:p>
          </table:table-cell>
          <table:table-cell office:value-type="string" calcext:value-type="string">
            <text:p>'0001111’</text:p>
          </table:table-cell>
          <table:table-cell table:number-columns-repeated="7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'000’</text:p>
          </table:table-cell>
          <table:table-cell table:number-columns-repeated="4"/>
          <table:table-cell office:value-type="string" calcext:value-type="string">
            <text:p>IMM-F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FENCE-I</text:p>
          </table:table-cell>
          <table:table-cell/>
          <table:table-cell office:value-type="string" calcext:value-type="string">
            <text:p>'001’</text:p>
          </table:table-cell>
          <table:table-cell table:number-columns-repeated="4"/>
          <table:table-cell office:value-type="string" calcext:value-type="string">
            <text:p>IMM-F=0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SYS</text:p>
          </table:table-cell>
          <table:table-cell office:value-type="string" calcext:value-type="string">
            <text:p>'1110011’</text:p>
          </table:table-cell>
          <table:table-cell table:number-columns-repeated="7"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2">
          <table:table-cell table:number-columns-repeated="16"/>
          <table:table-cell office:value-type="string" calcext:value-type="string">
            <text:p>ECALL</text:p>
          </table:table-cell>
          <table:table-cell table:number-columns-repeated="6"/>
          <table:table-cell office:value-type="string" calcext:value-type="string">
            <text:p><text:span text:style-name="T2">IMM-I</text:span> =0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2">
          <table:table-cell table:number-columns-repeated="16"/>
          <table:table-cell office:value-type="string" calcext:value-type="string">
            <text:p>EBREAK</text:p>
          </table:table-cell>
          <table:table-cell table:style-name="Default" table:number-columns-repeated="6"/>
          <table:table-cell office:value-type="string" calcext:value-type="string">
            <text:p><text:span text:style-name="T2">IMM-I</text:span> = 1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 table:number-rows-repeated="5">
          <table:table-cell table:number-columns-repeated="16"/>
          <table:table-cell table:style-name="Default" table:number-columns-repeated="10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  <table:table-row table:style-name="ro1">
          <table:table-cell table:number-columns-repeated="16"/>
          <table:table-cell table:style-name="Default" table:number-columns-repeated="10"/>
          <table:table-cell/>
          <table:table-cell table:style-name="Default" table:number-columns-repeated="6"/>
          <table:table-cell table:style-name="ce15"/>
          <table:table-cell table:style-name="Default" table:number-columns-repeated="2"/>
          <table:table-cell table:style-name="ce15"/>
          <table:table-cell table:style-name="Default" table:number-columns-repeated="9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6:12:31.269531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00:50:55.810473705</meta:creation-date>
    <dc:date>2020-03-01T23:28:18.494657379</dc:date>
    <meta:editing-duration>PT2H40M41S</meta:editing-duration>
    <meta:editing-cycles>8</meta:editing-cycles>
    <meta:generator>LibreOffice/6.3.4.2$Linux_X86_64 LibreOffice_project/30$Build-2</meta:generator>
    <meta:document-statistic meta:table-count="1" meta:cell-count="898" meta:object-count="0"/>
  </office:meta>
</office:document-meta>
</file>